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top="0.1665in" fo:margin-bottom="0.0835in"/>
    </style:style>
    <style:style style:name="P7" style:family="paragraph" style:parent-style-name="Heading_20_1">
      <style:paragraph-properties fo:margin-top="0.1665in" fo:margin-bottom="0.0835in" fo:keep-with-next="always"/>
    </style:style>
    <style:style style:name="P8" style:family="paragraph" style:parent-style-name="Heading_20_2">
      <style:paragraph-properties fo:margin-top="0.1665in" fo:margin-bottom="0.0835in" fo:keep-with-next="always"/>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Arial"/>
    </style:style>
    <style:style style:name="T7" style:family="text">
      <style:text-properties style:font-name="Arial" style:font-name-asian="DejaVu Sans" style:font-name-complex="DejaVu Sans"/>
    </style:style>
    <style:style style:name="T8" style:family="text">
      <style:text-properties style:font-name-asian="DejaVu Sans"/>
    </style:style>
    <style:style style:name="T9" style:family="text">
      <style:text-properties style:font-name-complex="DejaVu Sans"/>
    </style:style>
    <style:style style:name="T10" style:family="text">
      <style:text-properties style:font-weight-asian="bold"/>
    </style:style>
    <style:style style:name="T11" style:family="text">
      <style:text-properties style:font-weight-complex="bold"/>
    </style:style>
    <style:style style:name="fr1"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P7" text:outline-level="1"><text:span text:style-name="T7">PNGA XML Schema</text:span></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Heading_20_1" text:outline-level="1">Modules</text:h>
      <text:h text:style-name="Heading_20_2" text:outline-level="2">IO – 100 LOC</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h text:style-name="Heading_20_2" text:outline-level="2">BasicLex – 154 Base LOC</text:h>
      <text:p text:style-name="Text_20_body"><text:span text:style-name="T3">(base from previous project)</text:span></text:p>
      <text:p text:style-name="Text_20_body"><text:span text:style-name="T3"><text:s/>split-at-delimiter (ds xs) </text:span>→ <text:s text:c="2"/><text:span text:style-name="T1">ds = delimiters to look for (list)</text:span></text:p>
      <text:p text:style-name="Text_20_body"><text:span text:style-name="T1"><text:s text:c="3"/>xs = object to search in <text:s text:c="3"/>(list)</text:span></text:p>
      <text:p text:style-name="P2"><text:s text:c="2"/>(split-at-delimiter ds xs) = (before at+)</text:p>
      <text:p text:style-name="P2"><text:s text:c="3"/>where before = longest prefix of xs with no values from ds (list)</text:p>
      <text:p text:style-name="P2"><text:s text:c="14"/>at+ <text:s text:c="3"/>= rest of xs (list)</text:p>
      <text:p text:style-name="Text_20_body"><text:soft-page-break/><text:span text:style-name="T3"><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3"><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3"><text:s/>splitoff-prefix-upr (ps xs)</text:span> → <text:s text:c="2"/><text:span text:style-name="T1">ps = prefix to look for <text:s/>(list of standard, upper-case characters)</text:span></text:p>
      <text:p text:style-name="P2"><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3"><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Text_20_body"><text:span text:style-name="T1"/></text:p>
      <text:p text:style-name="Text_20_body"><text:span text:style-name="T3"><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oft-page-break/><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 (tok xs) </text:span>→ <text:s text:c="2"/>tok = object to search for (string or list)</text:p>
      <text:p text:style-name="Text_20_body"><text:s text:c="2"/>xs <text:s/>= object to search in (list, no non-standard chars if tok is string)</text:p>
      <text:p text:style-name="Text_20_body"><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250 LOC</text:h>
      <text:p text:style-name="P1">(base from previous project)</text:p>
      <text:h text:style-name="Heading_20_2" text:outline-level="2"><text:soft-page-break/>MinidomSerializer – 400 LOC</text:h>
      <text:p text:style-name="P1">(base from previous project)</text:p>
      <text:h text:style-name="Heading_20_2" text:outline-level="2">PNGFileParser – 300 LOC</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APNGBuilder – 800 LOC</text:h>
      <text:p text:style-name="Text_20_body"/>
      <text:p text:style-name="P1">doChunk (chunkname, chunkdata) <text:span text:style-name="T1">→ Generic function to write any type of chunk to the given file.</text:span></text:p>
      <text:p text:style-name="Text_20_body"/>
      <text:p text:style-name="P1">doIHDR (width, height, bitdepth, colordepth, compressionmethod, filtermethod, interlacemethod) →<text:span text:style-name="T4"> Specialized function to write an IHDR chunk.</text:span></text:p>
      <text:p text:style-name="Text_20_body"/>
      <text:p text:style-name="Text_20_body"><text:span text:style-name="T3">doACTL (numframes, numplays)</text:span><text:span text:style-name="T1"> →</text:span><text:span text:style-name="T4"> Specialized function to write an aCTL chunk.</text:span></text:p>
      <text:p text:style-name="Text_20_body"/>
      <text:p text:style-name="Text_20_body"><text:span text:style-name="T3">doFCTL (sequencenum, width, height, xoffset, yoffset, delaynum, delayden, disposeop, blendop)</text:span><text:span text:style-name="T1"> →</text:span><text:span text:style-name="T4"> Specialized function to write an fCTL chunk.</text:span></text:p>
      <text:p text:style-name="P3"/>
      <text:p text:style-name="Text_20_body"><text:span text:style-name="T5">writeFdAT (sequencenum, framenum)</text:span><text:span text:style-name="T4"> → Specialized function to write an fdAT chunk.</text:span></text:p>
      <text:h text:style-name="Heading_20_2" text:outline-level="2">APNGExploder – 400 LOC</text:h>
      <text:p text:style-name="Text_20_body"/>
      <text:p text:style-name="P1">explodeAPNG (apnginput, apngxml, pngnamebase, state)<text:span text:style-name="T4"> → Splits up the given APNG into its constituent frames, outputting them to files beginning with pngnamebase prepended to the frame sequence number. <text:s/>Additionally the XML configuration file is output to a file with the name given by apngxml.</text:span></text:p>
      <text:h text:style-name="Heading_20_2" text:outline-level="2"><text:soft-page-break/>XMLConfigReader – 300 LOC</text:h>
      <text:p text:style-name="Text_20_body"/>
      <text:h text:style-name="P8" text:outline-level="2">PROBE Estimate</text:h>
      <text:p text:style-name="P6"><draw:frame draw:style-name="fr1"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span text:style-name="T7"/></text:p>
      <text:p text:style-name="P6"><text:span text:style-name="T7">Base LOC:</text:span></text:p>
      <text:p text:style-name="P6"><text:span text:style-name="T7">XMLMinidom<text:tab/><text:tab/>322</text:span></text:p>
      <text:p text:style-name="P6"><text:span text:style-name="T7">BasicLex<text:tab/><text:tab/>154</text:span></text:p>
      <text:p text:style-name="P6"><text:span text:style-name="T7">New LOC:</text:span></text:p>
      <text:p text:style-name="P6"><text:span text:style-name="T7"/></text:p>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2T14:43:04</dc:date>
    <dc:creator>Kye </dc:creator>
    <meta:editing-duration>PT04H08M37S</meta:editing-duration>
    <meta:editing-cycles>8</meta:editing-cycles>
    <meta:generator>OpenOffice.org/3.2$Linux OpenOffice.org_project/320m12$Build-9483</meta:generator>
    <meta:document-statistic meta:table-count="0" meta:image-count="0" meta:object-count="1" meta:page-count="5" meta:paragraph-count="97" meta:word-count="942" meta:character-count="6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